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9.png" xlink:type="simple" xlink:show="embed" xlink:actuate="onLoad"/></draw:frame></text:p>
          </table:table-cell>
          <table:table-cell table:style-name="Table1.B1" office:value-type="string">
            <text:h text:style-name="P1" text:outline-level="1">Фактор сплющиваем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1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фактора сплющиваемости (четвертого момента) входного сигнала. </text:p>
            <text:p text:style-name="P5">Фактор сплющиваемости подсчитывается по следующей формуле:</text:p>
            <text:p text:style-name="P6"><draw:frame draw:style-name="fr3" draw:name="Объект1" text:anchor-type="as-char" svg:width="6.909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,</text:p>
            <text:p text:style-name="P5"><text:span text:style-name="T8">M</text:span><text:span text:style-name="T7"> </text:span>– математическое ожидание случайной величины.</text:p>
            <text:p text:style-name="P5">Фактор сплющиваемости характеризует отклонение формы кривой плотности вероятности от нормального закона распределения. Для нормального закона эта величина равна <text:span text:style-name="T2">0</text:span>.</text:p>
            <text:p text:style-name="P5">Блок имеет 1 <text:span text:style-name="T4">входной</text:span> порт и 1 <text:span text:style-name="T4">выходной</text:span> порт. Входной сигнал может быть <text:span text:style-name="T4">векторным</text:span>. <text:s/>Размерность выходного сигнала <text:span text:style-name="T4">всегда равна</text:span> размерности входного сигнала.</text:p>
            <text:p text:style-name="P5"><text:span text:style-name="T2">Свойства</text:span>:</text:p>
            <text:list xml:id="list7611281618950102271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6">Расчет по всей выборке (</text:span><text:span text:style-name="T3">Да</text:span><text:span text:style-name="T6"> или </text:span><text:span text:style-name="T3">Нет</text:span><text:span text:style-name="T6">) – если это свойство имеет значение </text:span><text:span text:style-name="T3">Нет</text:span><text:span text:style-name="T6">, то </text:span><text:span text:style-name="T5">фактор сплющиваемости</text:span><text:span text:style-name="T6"> вычисляется по отдельным сериям. Если значение свойства равно </text:span><text:span text:style-name="T3">Да</text:span><text:span text:style-name="T6">, то </text:span><text:span text:style-name="T5">фактор сплющиваемости</text:span><text:span text:style-name="T6"> уточняется сразу же после получения очередного нового значения сигнала на </text:span><text:span text:style-name="T5">входе</text:span><text:span text:style-name="T6"> в блок.</text:span></text:p>
              </text:list-item>
              <text:list-item>
                <text:p text:style-name="P9"><text:span text:style-name="T6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6"> считываниями значений сигнала на входе блока. Если это свойство равно </text:span><text:span text:style-name="T3">0</text:span><text:span text:style-name="T6"> (нулю), то считывание производится с периодом, </text:span><text:span text:style-name="T5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4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ктор сплющиваемости</dc:title>
    <dc:date>2014-12-26T11:20:28.68</dc:date>
    <meta:generator>OpenOffice/4.1.1$Win32 OpenOffice.org_project/411m6$Build-9775</meta:generator>
    <meta:editing-duration>PT6H59M</meta:editing-duration>
    <meta:editing-cycles>172</meta:editing-cycles>
    <meta:document-statistic meta:table-count="1" meta:image-count="2" meta:object-count="1" meta:page-count="1" meta:paragraph-count="19" meta:word-count="199" meta:character-count="145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row>
              <msup>
                <mfenced open="(" close=")">
                  <mrow>
                    <mfrac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i>M</mi>
                        </mrow>
                      </mrow>
                      <mrow>
                        <mo stretchy="false">σ</mo>
                      </mrow>
                    </mfrac>
                  </mrow>
                </mfenced>
                <mn>4</mn>
              </msup>
              <mo stretchy="false">−</mo>
              <mn>3</mn>
            </mrow>
          </mrow>
        </mrow>
      </mrow>
    </mrow>
    <annotation encoding="StarMath 5.0">T ~=~  {{1} over {N}} cdot sum from{i=1} to {N} {left ( {x_i - M} over {%sigma} right )^4 - 3 }</annotation>
  </semantics>
</math>
</file>